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rsid="001e537a" officeooo:paragraph-rsid="001e537a"/>
    </style:style>
    <style:style style:name="P2" style:family="paragraph" style:parent-style-name="Text_20_body">
      <style:text-properties officeooo:rsid="001e537a" officeooo:paragraph-rsid="0029be0f"/>
    </style:style>
    <style:style style:name="P3" style:family="paragraph" style:parent-style-name="Text_20_body">
      <style:text-properties officeooo:rsid="0029be0f" officeooo:paragraph-rsid="0029be0f"/>
    </style:style>
    <style:style style:name="P4" style:family="paragraph" style:parent-style-name="Text_20_body">
      <style:text-properties style:text-underline-style="none" officeooo:rsid="001e537a" officeooo:paragraph-rsid="0029be0f"/>
    </style:style>
    <style:style style:name="P5" style:family="paragraph" style:parent-style-name="Heading_20_2">
      <style:text-properties officeooo:rsid="00328430" officeooo:paragraph-rsid="00328430"/>
    </style:style>
    <style:style style:name="P6" style:family="paragraph" style:parent-style-name="Heading_20_3">
      <style:text-properties officeooo:rsid="00328430" officeooo:paragraph-rsid="00328430"/>
    </style:style>
    <style:style style:name="P7" style:family="paragraph" style:parent-style-name="Text_20_body" style:list-style-name="L1">
      <style:text-properties officeooo:rsid="001e537a" officeooo:paragraph-rsid="001e537a"/>
    </style:style>
    <style:style style:name="P8" style:family="paragraph" style:parent-style-name="Text_20_body" style:list-style-name="L1">
      <style:text-properties officeooo:rsid="001e537a" officeooo:paragraph-rsid="0029be0f"/>
    </style:style>
    <style:style style:name="P9" style:family="paragraph" style:parent-style-name="Text_20_body" style:list-style-name="L2">
      <style:text-properties officeooo:rsid="001e537a" officeooo:paragraph-rsid="001e537a"/>
    </style:style>
    <style:style style:name="P10" style:family="paragraph" style:parent-style-name="Text_20_body" style:list-style-name="L3">
      <style:text-properties officeooo:rsid="001e537a" officeooo:paragraph-rsid="002b53fd"/>
    </style:style>
    <style:style style:name="P11" style:family="paragraph" style:parent-style-name="Text_20_body">
      <style:text-properties officeooo:rsid="001e537a" officeooo:paragraph-rsid="0029be0f"/>
    </style:style>
    <style:style style:name="P12" style:family="paragraph" style:parent-style-name="Text_20_body" style:list-style-name="L1">
      <style:text-properties officeooo:rsid="00269bf0" officeooo:paragraph-rsid="00269bf0"/>
    </style:style>
    <style:style style:name="P13" style:family="paragraph" style:parent-style-name="Text_20_body" style:list-style-name="L1">
      <style:text-properties officeooo:rsid="00269bf0" officeooo:paragraph-rsid="0029be0f"/>
    </style:style>
    <style:style style:name="P14" style:family="paragraph" style:parent-style-name="Text_20_body" style:list-style-name="L2">
      <style:text-properties officeooo:rsid="00269bf0" officeooo:paragraph-rsid="00269bf0"/>
    </style:style>
    <style:style style:name="P15" style:family="paragraph" style:parent-style-name="Text_20_body" style:list-style-name="L3">
      <style:text-properties officeooo:rsid="00269bf0" officeooo:paragraph-rsid="002fcc0b"/>
    </style:style>
    <style:style style:name="P16" style:family="paragraph" style:parent-style-name="Text_20_body" style:list-style-name="L3">
      <style:text-properties officeooo:rsid="00269bf0" officeooo:paragraph-rsid="0029be0f"/>
    </style:style>
    <style:style style:name="P17" style:family="paragraph" style:parent-style-name="Text_20_body" style:list-style-name="L3">
      <style:text-properties officeooo:paragraph-rsid="0029be0f"/>
    </style:style>
    <style:style style:name="P18" style:family="paragraph" style:parent-style-name="Text_20_body" style:list-style-name="L3">
      <style:text-properties officeooo:paragraph-rsid="002fcc0b"/>
    </style:style>
    <style:style style:name="P19" style:family="paragraph" style:parent-style-name="Text_20_body" style:list-style-name="L4">
      <style:text-properties officeooo:paragraph-rsid="0031df40"/>
    </style:style>
    <style:style style:name="P20" style:family="paragraph" style:parent-style-name="Text_20_body" style:list-style-name="L4">
      <style:text-properties officeooo:rsid="0031df09" officeooo:paragraph-rsid="0031df09"/>
    </style:style>
    <style:style style:name="P21" style:family="paragraph" style:parent-style-name="Text_20_body" style:list-style-name="L4">
      <style:text-properties style:text-underline-style="none" officeooo:rsid="0031df40" officeooo:paragraph-rsid="0031df40"/>
    </style:style>
    <style:style style:name="P22" style:family="paragraph" style:parent-style-name="Text_20_body">
      <style:text-properties officeooo:rsid="00328430" officeooo:paragraph-rsid="00328430"/>
    </style:style>
    <style:style style:name="P23" style:family="paragraph" style:parent-style-name="Text_20_body" style:list-style-name="L4">
      <style:text-properties officeooo:rsid="00328430" officeooo:paragraph-rsid="00328430"/>
    </style:style>
    <style:style style:name="P24" style:family="paragraph" style:parent-style-name="Text_20_body" style:list-style-name="L5">
      <style:text-properties officeooo:rsid="00328430" officeooo:paragraph-rsid="00328430"/>
    </style:style>
    <style:style style:name="P25" style:family="paragraph" style:parent-style-name="Text_20_body" style:list-style-name="L5">
      <style:text-properties officeooo:paragraph-rsid="00328430"/>
    </style:style>
    <style:style style:name="P26" style:family="paragraph" style:parent-style-name="Text_20_body">
      <style:text-properties officeooo:rsid="0033a6f9" officeooo:paragraph-rsid="0033a6f9"/>
    </style:style>
    <style:style style:name="P27" style:family="paragraph" style:parent-style-name="Text_20_body" style:list-style-name="L6">
      <style:text-properties officeooo:rsid="0033a6f9" officeooo:paragraph-rsid="0033a6f9"/>
    </style:style>
    <style:style style:name="P28" style:family="paragraph" style:parent-style-name="Text_20_body" style:list-style-name="L6">
      <style:text-properties officeooo:paragraph-rsid="0034d8c9"/>
    </style:style>
    <style:style style:name="P29" style:family="paragraph" style:parent-style-name="Text_20_body" style:list-style-name="L6">
      <style:text-properties officeooo:rsid="0036c4ca" officeooo:paragraph-rsid="0036c4ca"/>
    </style:style>
    <style:style style:name="T1" style:family="text">
      <style:text-properties officeooo:rsid="001e537a"/>
    </style:style>
    <style:style style:name="T2" style:family="text">
      <style:text-properties officeooo:rsid="00209741"/>
    </style:style>
    <style:style style:name="T3" style:family="text">
      <style:text-properties officeooo:rsid="00214241"/>
    </style:style>
    <style:style style:name="T4" style:family="text">
      <style:text-properties officeooo:rsid="00232ad2"/>
    </style:style>
    <style:style style:name="T5" style:family="text">
      <style:text-properties officeooo:rsid="0025a8fc"/>
    </style:style>
    <style:style style:name="T6" style:family="text">
      <style:text-properties officeooo:rsid="00265184"/>
    </style:style>
    <style:style style:name="T7" style:family="text">
      <style:text-properties officeooo:rsid="00269bf0"/>
    </style:style>
    <style:style style:name="T8" style:family="text">
      <style:text-properties officeooo:rsid="00288dfd"/>
    </style:style>
    <style:style style:name="T9" style:family="text">
      <style:text-properties officeooo:rsid="0029ba2e"/>
    </style:style>
    <style:style style:name="T10" style:family="text">
      <style:text-properties officeooo:rsid="0029be0f"/>
    </style:style>
    <style:style style:name="T11" style:family="text">
      <style:text-properties officeooo:rsid="002b53fd"/>
    </style:style>
    <style:style style:name="T12" style:family="text">
      <style:text-properties officeooo:rsid="002cc740"/>
    </style:style>
    <style:style style:name="T13" style:family="text">
      <style:text-properties officeooo:rsid="002e86ce"/>
    </style:style>
    <style:style style:name="T14" style:family="text">
      <style:text-properties officeooo:rsid="002f7f18"/>
    </style:style>
    <style:style style:name="T15" style:family="text">
      <style:text-properties officeooo:rsid="002fcc0b"/>
    </style:style>
    <style:style style:name="T16" style:family="text">
      <style:text-properties officeooo:rsid="0031df09"/>
    </style:style>
    <style:style style:name="T17" style:family="text">
      <style:text-properties officeooo:rsid="0031df40"/>
    </style:style>
    <style:style style:name="T18" style:family="text">
      <style:text-properties officeooo:rsid="00328430"/>
    </style:style>
    <style:style style:name="T19" style:family="text">
      <style:text-properties style:font-name="Liberation Sans1" fo:font-size="28pt" fo:font-weight="bold" officeooo:rsid="00328430" style:font-name-asian="Noto Sans CJK SC" style:font-size-asian="28pt" style:font-weight-asian="bold" style:font-name-complex="Lohit Devanagari" style:font-size-complex="28pt" style:font-weight-complex="bold"/>
    </style:style>
    <style:style style:name="T20" style:family="text">
      <style:text-properties officeooo:rsid="0033a6f9"/>
    </style:style>
    <style:style style:name="T21" style:family="text">
      <style:text-properties officeooo:rsid="0034d8c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Bike – <text:span text:style-name="T19">Website</text:span> Design</text:p>
      <text:h text:style-name="Heading_20_3" text:outline-level="3">Vision</text:h>
      <text:p text:style-name="P1">Help cyclists to track rides and maintenance, and information about bike bits.</text:p>
      <text:h text:style-name="Heading_20_3" text:outline-level="3">Objectives</text:h>
      <text:p text:style-name="P1">Keep a record of rides and mileage</text:p>
      <text:p text:style-name="P1">Schedule and record maintenance</text:p>
      <text:p text:style-name="P1">Keep the info you need about bike components</text:p>
      <text:h text:style-name="Heading_20_3" text:outline-level="3">Themes and sequence</text:h>
      <text:p text:style-name="P1">Record bikes, components and component types – done</text:p>
      <text:list xml:id="list2827380974" text:style-name="L1">
        <text:list-item>
          <text:p text:style-name="P7">“<text:span text:style-name="T7">Add a bike” page</text:span></text:p>
        </text:list-item>
        <text:list-item>
          <text:p text:style-name="P7">“<text:span text:style-name="T7">Bikes” page</text:span></text:p>
        </text:list-item>
        <text:list-item>
          <text:p text:style-name="P12">“Add component” page</text:p>
        </text:list-item>
      </text:list>
      <text:p text:style-name="P1">Record rides <text:span text:style-name="T4">and</text:span> <text:span text:style-name="T4">odometer readings, and report</text:span> <text:span text:style-name="T4">year-to-date </text:span>mileage – <text:span text:style-name="T5">in progress</text:span></text:p>
      <text:list xml:id="list692324064" text:style-name="L2">
        <text:list-item>
          <text:p text:style-name="P9">“<text:span text:style-name="T7">Record a ride” page</text:span></text:p>
        </text:list-item>
        <text:list-item>
          <text:p text:style-name="P9">“<text:span text:style-name="T7">Odometer readings” page</text:span></text:p>
        </text:list-item>
        <text:list-item>
          <text:p text:style-name="P14">Auto calculation of “adustment ride” to fill distance gaps between odo readings</text:p>
        </text:list-item>
        <text:list-item>
          <text:p text:style-name="P14">Mileage summary” page – ytd, this month, this week. <text:s text:c="2"/>Vs last year?</text:p>
        </text:list-item>
        <text:list-item>
          <text:p text:style-name="P14">“Rides summary” page – selectable by bike &amp; dates<text:span text:style-name="T8">(week/month/year</text:span><text:span text:style-name="T9">)</text:span> with totals</text:p>
        </text:list-item>
      </text:list>
      <text:p text:style-name="P1">Record and report manually-entered maintenance needed &amp; done</text:p>
      <text:p text:style-name="P1"><text:span text:style-name="T6">Provide d</text:span>efault components for a bike <text:span text:style-name="T6">(wheels, chain, frame, tyres – the basis for maintenance)</text:span></text:p>
      <text:p text:style-name="P1">Record and report recurring maintenance needed &amp; done (by component type)</text:p>
      <text:p text:style-name="P1">Improved reporting of components &amp; component types <text:span text:style-name="T2">(hierarchy) – </text:span><text:span text:style-name="T3">per bike &amp; those not on a bike.</text:span></text:p>
      <text:h text:style-name="Heading_20_3" text:outline-level="3">Job story-based design</text:h>
      <text:p text:style-name="P3">(Format: When I [circumstance], I want [solution capability] so that [need])</text:p>
      <text:p text:style-name="P2">Record bikes, components and component types – done</text:p>
      <text:list xml:id="list115228543661551" text:continue-list="list2827380974" text:style-name="L1">
        <text:list-item>
          <text:p text:style-name="P8"><text:span text:style-name="T11">“</text:span><text:span text:style-name="T7">Add a bike” page.</text:span></text:p>
        </text:list-item>
        <text:list-item>
          <text:p text:style-name="P8">“<text:span text:style-name="T7">Bikes” page</text:span></text:p>
        </text:list-item>
        <text:list-item>
          <text:p text:style-name="P13">“Add component” page</text:p>
        </text:list-item>
      </text:list>
      <text:p text:style-name="P2"><text:soft-page-break/>Record rides <text:span text:style-name="T4">and</text:span> <text:span text:style-name="T4">odometer readings, and report</text:span> <text:span text:style-name="T4">year-to-date </text:span>mileage – <text:span text:style-name="T5">in progress</text:span></text:p>
      <text:list xml:id="list1586044197" text:style-name="L3">
        <text:list-item>
          <text:p text:style-name="P10"><text:span text:style-name="T10">When I </text:span><text:span text:style-name="T11">get back from a ride, tired and possibly wet, I want to quickly record the ride details (mileage, ascent, route details) [and maybe note any maintenance needed] before I switch off my and put the bike away, so I don’t have to remember the numbers till I get inside the house → </text:span>“<text:span text:style-name="T7">Record a ride” page</text:span></text:p>
        </text:list-item>
        <text:list-item>
          <text:p text:style-name="P17"><text:span text:style-name="T11">Periodically (for example monthly) I want to take down the odometer readings for all </text:span><text:span text:style-name="T13">the bikes I’ve ridden in the past month, </text:span><text:span text:style-name="T12">in the bike shed</text:span><text:span text:style-name="T11">, so I have an up-to-date mileage ridden figure → </text:span><text:span text:style-name="T1">“</text:span><text:span text:style-name="T7">Odometer readings” page</text:span></text:p>
        </text:list-item>
        <text:list-item>
          <text:p text:style-name="P18"><text:span text:style-name="T14">When I </text:span><text:span text:style-name="T15">check</text:span><text:span text:style-name="T14"> my monthly or annual mileage, I want to add an adjustment for the difference between odometer readings and the total of miles ridden on each bike, so I can check rides have been recorded against the right bike → </text:span></text:p>
          <text:list>
            <text:list-item>
              <text:p text:style-name="P15">Auto calculation of “adustment ride” to fill distance gaps between odo readings.</text:p>
            </text:list-item>
            <text:list-item>
              <text:p text:style-name="P16">Mileage summary” page – ytd, this month, this week. <text:s text:c="2"/>Vs last year.</text:p>
            </text:list-item>
            <text:list-item>
              <text:p text:style-name="P16">“Rides summary” page – selectable by bike &amp; dates<text:span text:style-name="T8">(week/month/year</text:span><text:span text:style-name="T9">)</text:span> with totals</text:p>
            </text:list-item>
          </text:list>
        </text:list-item>
      </text:list>
      <text:p text:style-name="P2">Record and report manually-entered maintenance needed &amp; done</text:p>
      <text:list xml:id="list2885938915" text:style-name="L4">
        <text:list-item>
          <text:p text:style-name="P23">Whenever I finish a ride, I want to be able to simply note down any maintenance needed on the bike I’ve just ridden while I’m recording the mileage, so I remember it later</text:p>
        </text:list-item>
        <text:list-item>
          <text:p text:style-name="P20">Whenever I access the website, I want to be reminded of upcoming &amp; due maintenance, so it gets done on time</text:p>
        </text:list-item>
        <text:list-item>
          <text:p text:style-name="P20">When I do some maintenance, I want to be able to record the mileage/date so I know how long till the next maintenance is due</text:p>
        </text:list-item>
        <text:list-item>
          <text:p text:style-name="P20">+ When I do some maintenance, I might want to look at the maintenance history to see how long the part lasted</text:p>
        </text:list-item>
      </text:list>
      <text:p text:style-name="P2"><text:span text:style-name="T6">Provide d</text:span>efault components for a bike <text:span text:style-name="T6">(wheels, chain, frame, tyres – the basis for maintenance)</text:span></text:p>
      <text:p text:style-name="P4">Record and report recurring maintenance needed &amp; done (by component type)</text:p>
      <text:list xml:id="list115229638723724" text:continue-numbering="true" text:style-name="L4">
        <text:list-item>
          <text:p text:style-name="P19"><text:span text:style-name="T16">When I record that I’ve done re</text:span><text:span text:style-name="T17">curring</text:span><text:span text:style-name="T16"> maintenance, I want the next maintenance action </text:span><text:span text:style-name="T17">in the series to be automatically scheduled</text:span></text:p>
        </text:list-item>
        <text:list-item>
          <text:p text:style-name="P21">When I add a component, I want to define the maintenance schedule at the same time (or possibly later), based on the component type, so that it gets maintained properly.</text:p>
        </text:list-item>
      </text:list>
      <text:p text:style-name="P2">Improved reporting of components &amp; component types <text:span text:style-name="T2">(hierarchy) – </text:span><text:span text:style-name="T3">per bike &amp; those not on a bike.</text:span></text:p>
      <text:h text:style-name="P5" text:outline-level="2"><text:soft-page-break/>Internal design</text:h>
      <text:h text:style-name="P6" text:outline-level="3">Maintenance recording &amp; prompting</text:h>
      <text:p text:style-name="P22">Panels (as part of web pages)</text:p>
      <text:list xml:id="list314082193" text:style-name="L5">
        <text:list-item>
          <text:p text:style-name="P25"><text:span text:style-name="T18">Add needed maintenance task for a bike (record a ride page, record maintenance page)</text:span></text:p>
        </text:list-item>
        <text:list-item>
          <text:p text:style-name="P24">Display needed &amp; upcoming maintenance for a bike, or for all bikes (home page, bikes page, bike page)</text:p>
        </text:list-item>
        <text:list-item>
          <text:p text:style-name="P24">Display maintenance history for a bike or a part</text:p>
        </text:list-item>
        <text:list-item>
          <text:p text:style-name="P24">Add new regular maintenance task for a component (add a component, bike page, component page)</text:p>
        </text:list-item>
        <text:list-item>
          <text:p text:style-name="P24">Define generic (regular) maintenance task for a component type (add a component type, component type page) – this will create regular maintenance tasks for all components of that type</text:p>
        </text:list-item>
      </text:list>
      <text:p text:style-name="P26">Upcoming maintenance:</text:p>
      <text:list xml:id="list2472783125" text:style-name="L6">
        <text:list-item>
          <text:p text:style-name="P27">Bike needs to track current mileage (calculated odo reading)</text:p>
        </text:list-item>
        <text:list-item>
          <text:p text:style-name="P28"><text:span text:style-name="T21">W</text:span><text:span text:style-name="T20">hen maint completed, Odo reading and date recorded, </text:span><text:span text:style-name="T21">and next scheduled odo or date recorded.</text:span></text:p>
        </text:list-item>
        <text:list-item>
          <text:p text:style-name="P29">When mileage adjustments made (rides, odo readings):</text:p>
          <text:list>
            <text:list-item>
              <text:p text:style-name="P29">mostly they will be in the present so will just affect the bike current mileage, which is “working as intended”. <text:s text:c="2"/></text:p>
            </text:list-item>
            <text:list-item>
              <text:p text:style-name="P29">When historic adjustments are made (affecting the mileage when prior maintenance was done): <text:s/>The current bike mileage will now be out of sync with the maintenance due mileage, if the adjustment comes after the latest completed maintenance. <text:s/>Options:</text:p>
              <text:list>
                <text:list-item>
                  <text:p text:style-name="P29">Accept that future maintenance will be scheduled for the wrong mileage</text:p>
                </text:list-item>
                <text:list-item>
                  <text:p text:style-name="P29">Display a warning that future scheduled maintenance may be affected (only if scheduled by mileage) but leave to the user to fix</text:p>
                </text:list-item>
                <text:list-item>
                  <text:p text:style-name="P29">Adjust the mileage for the previous maintenance and recalculate the maintenance due mileage.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ans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ans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Liberation Sans" fo:font-family="'Liberation Sans'" style:font-family-generic="swiss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Liberation Sans" fo:font-family="'Liberation Sans'" style:font-family-generic="swiss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iberation Sans" fo:font-family="'Liberation Sans'" style:font-family-generic="swiss"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Simon Lambourn</meta:initial-creator>
    <meta:creation-date>2020-06-06T18:55:00.343019465</meta:creation-date>
    <dc:date>2020-06-13T11:52:28.257998925</dc:date>
    <dc:creator>Simon Lambourn</dc:creator>
    <meta:editing-duration>PT1H52M10S</meta:editing-duration>
    <meta:editing-cycles>18</meta:editing-cycles>
    <meta:generator>LibreOffice/6.4.3.2$Linux_X86_64 LibreOffice_project/40$Build-2</meta:generator>
    <meta:document-statistic meta:table-count="0" meta:image-count="0" meta:object-count="0" meta:page-count="3" meta:paragraph-count="62" meta:word-count="837" meta:character-count="4901" meta:non-whitespace-character-count="4138"/>
  </office:meta>
</office:document-meta>
</file>